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17.svm"/>
  <manifest:file-entry manifest:media-type="" manifest:full-path="Pictures/TablePreview7.svm"/>
  <manifest:file-entry manifest:media-type="" manifest:full-path="Pictures/TablePreview21.svm"/>
  <manifest:file-entry manifest:media-type="" manifest:full-path="Pictures/2000005D0000234900000C9434EDA1D6.svm"/>
  <manifest:file-entry manifest:media-type="" manifest:full-path="Pictures/TablePreview10.svm"/>
  <manifest:file-entry manifest:media-type="image/png" manifest:full-path="Pictures/10000000000000200000002000309F1C.png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19.svm"/>
  <manifest:file-entry manifest:media-type="" manifest:full-path="Pictures/TablePreview20.svm"/>
  <manifest:file-entry manifest:media-type="" manifest:full-path="Pictures/TablePreview9.svm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5.svm"/>
  <manifest:file-entry manifest:media-type="" manifest:full-path="Pictures/TablePreview18.svm"/>
  <manifest:file-entry manifest:media-type="" manifest:full-path="Pictures/TablePreview8.svm"/>
  <manifest:file-entry manifest:media-type="" manifest:full-path="Pictures/TablePreview2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="Linienende_20_1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="Linienende_20_1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2.25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draw:stroke-dash="Fine_20_Dashed_20__28_var_29_" svg:stroke-width="0cm" draw:marker-start-width="0.2cm" draw:marker-end="Linienende_20_1" draw:marker-end-width="0.2cm" draw:textarea-horizontal-align="center" draw:textarea-vertical-align="middle" fo:padding-top="0.125cm" fo:padding-bottom="0.125cm" fo:padding-left="0.25cm" fo:padding-right="0.25cm"/>
    </style:style>
    <style:style style:name="co1" style:family="table-column">
      <style:table-column-properties style:column-width="7.988cm" style:use-optimal-column-width="false"/>
    </style:style>
    <style:style style:name="co2" style:family="table-column">
      <style:table-column-properties style:column-width="7.992cm" style:use-optimal-column-width="false"/>
    </style:style>
    <style:style style:name="co3" style:family="table-column">
      <style:table-column-properties style:column-width="4.508cm" style:use-optimal-column-width="false"/>
    </style:style>
    <style:style style:name="co4" style:family="table-column">
      <style:table-column-properties style:column-width="10.372cm" style:use-optimal-column-width="false"/>
    </style:style>
    <style:style style:name="co5" style:family="table-column">
      <style:table-column-properties style:column-width="9.066cm" style:use-optimal-column-width="false"/>
    </style:style>
    <style:style style:name="co6" style:family="table-column">
      <style:table-column-properties style:column-width="5.311cm" style:use-optimal-column-width="false"/>
    </style:style>
    <style:style style:name="co7" style:family="table-column">
      <style:table-column-properties style:column-width="5.216cm" style:use-optimal-column-width="false"/>
    </style:style>
    <style:style style:name="co8" style:family="table-column">
      <style:table-column-properties style:column-width="5.475cm" style:use-optimal-column-width="false"/>
    </style:style>
    <style:style style:name="co9" style:family="table-column">
      <style:table-column-properties style:column-width="8.269cm" style:use-optimal-column-width="false"/>
    </style:style>
    <style:style style:name="co10" style:family="table-column">
      <style:table-column-properties style:column-width="7.884cm" style:use-optimal-column-width="false"/>
    </style:style>
    <style:style style:name="co11" style:family="table-column">
      <style:table-column-properties style:column-width="5.354cm" style:use-optimal-column-width="false"/>
    </style:style>
    <style:style style:name="co12" style:family="table-column">
      <style:table-column-properties style:column-width="2.942cm" style:use-optimal-column-width="false"/>
    </style:style>
    <style:style style:name="co13" style:family="table-column">
      <style:table-column-properties style:column-width="5.921cm" style:use-optimal-column-width="false"/>
    </style:style>
    <style:style style:name="co14" style:family="table-column">
      <style:table-column-properties style:column-width="5.905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688cm"/>
    </style:style>
    <style:style style:name="ro3" style:family="table-row">
      <style:table-row-properties style:row-height="0.675cm"/>
    </style:style>
    <style:style style:name="ro4" style:family="table-row">
      <style:table-row-properties style:row-height="1.623cm"/>
    </style:style>
    <style:style style:name="ro5" style:family="table-row">
      <style:table-row-properties style:row-height="1.008cm"/>
    </style:style>
    <style:style style:name="ro6" style:family="table-row">
      <style:table-row-properties style:row-height="1.717cm"/>
    </style:style>
    <style:style style:name="ro7" style:family="table-row">
      <style:table-row-properties style:row-height="1.149cm"/>
    </style:style>
    <style:style style:name="ro8" style:family="table-row">
      <style:table-row-properties style:row-height="2.097cm"/>
    </style:style>
    <style:style style:name="ro9" style:family="table-row">
      <style:table-row-properties style:row-height="0.913cm"/>
    </style:style>
    <style:style style:name="ce1" style:family="table-cell">
      <style:graphic-properties draw:fill-color="#ffff66" style:repeat="repeat" fo:padding-top="0.1cm" fo:padding-bottom="0.1cm" fo:padding-left="0.1cm" fo:padding-right="0.1cm"/>
      <style:paragraph-properties fo:text-align="center" fo:border="0.01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draw:fill-color="#e6e64c" style:repeat="repeat" fo:padding-top="0.1cm" fo:padding-bottom="0.1cm" fo:padding-left="0.1cm" fo:padding-right="0.1cm"/>
      <style:paragraph-properties fo:border="0.01cm solid #000000"/>
      <style:text-properties fo:font-size="12pt" style:font-size-asian="12pt" style:font-size-complex="12pt"/>
    </style:style>
    <style:style style:name="ce3" style:family="table-cell">
      <style:graphic-properties draw:fill-color="#ffff66" style:repeat="repeat" fo:padding-top="0.1cm" fo:padding-bottom="0.1cm" fo:padding-left="0.1cm" fo:padding-right="0.1cm"/>
      <style:paragraph-properties fo:border="0.01cm solid #000000"/>
      <style:text-properties fo:font-size="12pt" style:font-size-asian="12pt" style:font-size-complex="12pt"/>
    </style:style>
    <style:style style:name="ce4" style:family="table-cell">
      <style:graphic-properties draw:fill-color="#aecf00" style:repeat="repeat" fo:padding-top="0.1cm" fo:padding-bottom="0.1cm" fo:padding-left="0.1cm" fo:padding-right="0.1cm"/>
      <style:paragraph-properties fo:text-align="center" fo:border="0.01cm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>
      <style:graphic-properties draw:fill-color="#ccffff" style:repeat="repeat" fo:padding-top="0.1cm" fo:padding-bottom="0.1cm" fo:padding-left="0.1cm" fo:padding-right="0.1cm"/>
      <style:paragraph-properties fo:text-align="center" fo:border="0.01cm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>
      <style:graphic-properties draw:fill-color="#99ccff" style:repeat="repeat" fo:padding-top="0.1cm" fo:padding-bottom="0.1cm" fo:padding-left="0.1cm" fo:padding-right="0.1cm"/>
      <style:paragraph-properties fo:border="0.01cm solid #000000"/>
      <style:text-properties fo:font-size="12pt" style:font-size-asian="12pt" style:font-size-complex="12pt"/>
    </style:style>
    <style:style style:name="ce7" style:family="table-cell">
      <style:graphic-properties draw:fill-color="#ccffff" style:repeat="repeat" fo:padding-top="0.1cm" fo:padding-bottom="0.1cm" fo:padding-left="0.1cm" fo:padding-right="0.1cm"/>
      <style:paragraph-properties fo:border="0.01cm solid #000000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5.25cm" style:type="center"/>
          <style:tab-stop style:position="9.638cm" style:type="right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5.25cm" style:type="center"/>
          <style:tab-stop style:position="9.638cm" style:type="right"/>
        </style:tab-stops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6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6pt" style:language-asian="en" style:country-asian="US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8pt" style:language-asian="en" style:country-asian="US" style:font-style-asian="normal" style:font-weight-asian="normal" style:font-family-complex="Arial" style:font-family-generic-complex="swiss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7.987cm" svg:height="10.361cm" svg:x="1.035cm" svg:y="9.2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Node</text:span></text:p>
              </table:table-cell>
            </table:table-row>
            <table:table-row table:style-name="ro1">
              <table:table-cell table:style-name="ce2">
                <text:p><text:span text:style-name="T2">parentNode: Node</text:span></text:p>
                <text:p><text:span text:style-name="T2">childNodes: NodeList</text:span></text:p>
                <text:p><text:span text:style-name="T2">firstChild: Node</text:span></text:p>
                <text:p><text:span text:style-name="T2">lastChild: Node</text:span></text:p>
                <text:p><text:span text:style-name="T2">nextSibling: Node</text:span></text:p>
                <text:p><text:span text:style-name="T2">previousSibling: Node</text:span></text:p>
                <text:p><text:span text:style-name="T2">attributes: NamedNodeMap</text:span></text:p>
                <text:p><text:span text:style-name="T2">nodeName: string</text:span></text:p>
                <text:p><text:span text:style-name="T2">nodeType: number</text:span></text:p>
                <text:p><text:span text:style-name="T2">nodeValue: string</text:span></text:p>
                <text:p><text:span text:style-name="T2">parentNode: Node</text:span></text:p>
                <text:p><text:span text:style-name="T2">textContent: string</text:span></text:p>
              </table:table-cell>
            </table:table-row>
            <table:table-row table:style-name="ro1">
              <table:table-cell table:style-name="ce3">
                <text:p><text:span text:style-name="T2">appendChild(...): Node</text:span></text:p>
                <text:p><text:span text:style-name="T2">cloneNode(...): Node</text:span></text:p>
                <text:p><text:span text:style-name="T2">hasAttributes(): boolean</text:span></text:p>
                <text:p><text:span text:style-name="T2">hasChildNodes(): boolean</text:span></text:p>
                <text:p><text:span text:style-name="T2">insertBefore(...): Node</text:span></text:p>
                <text:p><text:span text:style-name="T2">removeChild(...): Node</text:span></text:p>
                <text:p><text:span text:style-name="T2">replaceChild(...): Nod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7.991cm" svg:height="2.985cm" svg:x="1.049cm" svg:y="4.31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"><text:span text:style-name="T1">EventTarget</text:span></text:p>
              </table:table-cell>
            </table:table-row>
            <table:table-row table:style-name="ro3">
              <table:table-cell table:style-name="ce2"/>
            </table:table-row>
            <table:table-row table:style-name="ro4">
              <table:table-cell table:style-name="ce3">
                <text:p><text:span text:style-name="T2">addEventListener(...): void</text:span></text:p>
                <text:p><text:span text:style-name="T2">dispatchEvent(...): boolean</text:span></text:p>
                <text:p><text:span text:style-name="T2">removeEventListener(...): voi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4" draw:id="id4" draw:layer="layout" svg:width="4.507cm" svg:height="3.873cm" svg:x="6.792cm" svg:y="22.039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1">
                <text:p text:style-name="P1"><text:span text:style-name="T1">CharacterData</text:span></text:p>
              </table:table-cell>
            </table:table-row>
            <table:table-row table:style-name="ro5">
              <table:table-cell table:style-name="ce2">
                <text:p><text:span text:style-name="T2">data: string</text:span></text:p>
                <text:p><text:span text:style-name="T2">length: number</text:span></text:p>
              </table:table-cell>
            </table:table-row>
            <table:table-row table:style-name="ro6">
              <table:table-cell table:style-name="ce3">
                <text:p><text:span text:style-name="T2">appendData(...: void</text:span></text:p>
                <text:p><text:span text:style-name="T2">deleteData(...: void</text:span></text:p>
                <text:p><text:span text:style-name="T2">insertData(...): voi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7" draw:id="id7" draw:layer="layout" svg:width="10.371cm" svg:height="12.731cm" svg:x="12.028cm" svg:y="15.91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Document <text:s/>(implementing HTMLDocument)</text:span></text:p>
              </table:table-cell>
            </table:table-row>
            <table:table-row table:style-name="ro1">
              <table:table-cell table:style-name="ce2">
                <text:p><text:span text:style-name="T2">URL: string</text:span></text:p>
                <text:p><text:span text:style-name="T2">cookie: string</text:span></text:p>
                <text:p><text:span text:style-name="T2">doctype: DocumentType</text:span></text:p>
                <text:p><text:span text:style-name="T2">location: Location</text:span></text:p>
                <text:p><text:span text:style-name="T2">rootElement: SVGSVGElement</text:span></text:p>
                <text:p><text:span text:style-name="T2">forms: HTMLCollection</text:span></text:p>
                <text:p><text:span text:style-name="T2">scripts: HTMLCollection</text:span></text:p>
                <text:p><text:span text:style-name="T2">styleSheets: StyleSheetList</text:span></text:p>
                <text:p><text:span text:style-name="T2">title: string</text:span></text:p>
                <text:p><text:span text:style-name="T2">xmlVersion: string</text:span></text:p>
              </table:table-cell>
            </table:table-row>
            <table:table-row table:style-name="ro1">
              <table:table-cell table:style-name="ce3">
                <text:p><text:span text:style-name="T2">createAttribute(...): Attr</text:span></text:p>
                <text:p><text:span text:style-name="T2">createElement(...): HTMLElement</text:span></text:p>
                <text:p><text:span text:style-name="T2">createTextNode(...): Text</text:span></text:p>
                <text:p><text:span text:style-name="T2">focus(): void</text:span></text:p>
                <text:p><text:span text:style-name="T2">getElementById(...): HTMLElement</text:span></text:p>
                <text:p><text:span text:style-name="T2">getElementsByClassName(...): NodeListOf&lt;Element&gt;</text:span></text:p>
                <text:p><text:span text:style-name="T2">getElementsByName(...): NodeListOf&lt;Element&gt;</text:span></text:p>
                <text:p><text:span text:style-name="T2">getElementsByTagName(...): NodeListOf&lt;?&gt;</text:span></text:p>
                <text:p><text:span text:style-name="T2">getSelection(): Selection</text:span></text:p>
                <text:p><text:span text:style-name="T2">hasFocus(): boolean</text:span></text:p>
                <text:p><text:span text:style-name="T2">open(...): Document</text:span></text:p>
                <text:p><text:span text:style-name="T2">releaseEvents(): void</text:span></text:p>
                <text:p><text:span text:style-name="T2">write(...): void</text:span></text:p>
                <text:p><text:span text:style-name="T2">writeln(...): voi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5" draw:id="id5" draw:layer="layout" svg:width="9.065cm" svg:height="9.413cm" svg:x="23.564cm" svg:y="9.742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<text:span text:style-name="T1">Element</text:span></text:p>
              </table:table-cell>
            </table:table-row>
            <table:table-row table:style-name="ro1">
              <table:table-cell table:style-name="ce2">
                <text:p><text:span text:style-name="T2">clientHeight: number</text:span></text:p>
                <text:p><text:span text:style-name="T2">clientLeft: number</text:span></text:p>
                <text:p><text:span text:style-name="T2">clientTop: number</text:span></text:p>
                <text:p><text:span text:style-name="T2">clientWidth: number</text:span></text:p>
                <text:p><text:span text:style-name="T2">tagName: string</text:span></text:p>
                <text:p><text:span text:style-name="T2">id: string</text:span></text:p>
                <text:p><text:span text:style-name="T2">className: string</text:span></text:p>
              </table:table-cell>
            </table:table-row>
            <table:table-row table:style-name="ro1">
              <table:table-cell table:style-name="ce3">
                <text:p><text:span text:style-name="T2">getAttribute(...): string</text:span></text:p>
                <text:p><text:span text:style-name="T2">getAttributeNode(...): Attr</text:span></text:p>
                <text:p><text:span text:style-name="T2">getBoundingClientRect(): ClientRect</text:span></text:p>
                <text:p><text:span text:style-name="T2">getClientRects(): ClientRectList</text:span></text:p>
                <text:p><text:span text:style-name="T2">getElementsByTagName(...): NodeListOf&lt;?&gt;</text:span></text:p>
                <text:p><text:span text:style-name="T2">hasAttribute(...): boolean</text:span></text:p>
                <text:p><text:span text:style-name="T2">removeAttribute(...): void</text:span></text:p>
                <text:p><text:span text:style-name="T2">removeAttributeNode(...): Attr</text:span></text:p>
                <text:p><text:span text:style-name="T2">setAttribute(...): void</text:span></text:p>
                <text:p><text:span text:style-name="T2">setAttributeNode(...): Attr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6" draw:id="id6" draw:layer="layout" svg:width="9.065cm" svg:height="7.991cm" svg:x="23.563cm" svg:y="20.737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<text:span text:style-name="T1">HTMLElement</text:span></text:p>
              </table:table-cell>
            </table:table-row>
            <table:table-row table:style-name="ro1">
              <table:table-cell table:style-name="ce2">
                <text:p><text:span text:style-name="T2">children: HTMLCollection</text:span></text:p>
                <text:p><text:span text:style-name="T2">draggable: boolean</text:span></text:p>
                <text:p><text:span text:style-name="T2">innerHTML: string</text:span></text:p>
                <text:p><text:span text:style-name="T2">innerText: string</text:span></text:p>
                <text:p><text:span text:style-name="T2">offsetHeight: number</text:span></text:p>
                <text:p><text:span text:style-name="T2">offsetLeft: number</text:span></text:p>
                <text:p><text:span text:style-name="T2">offsetParent: Element</text:span></text:p>
                <text:p><text:span text:style-name="T2">offsetTop: number</text:span></text:p>
                <text:p><text:span text:style-name="T2">offsetWidth: number</text:span></text:p>
                <text:p><text:span text:style-name="T2">outerHTML: string</text:span></text:p>
                <text:p><text:span text:style-name="T2">outerText: string</text:span></text:p>
              </table:table-cell>
            </table:table-row>
            <table:table-row table:style-name="ro1">
              <table:table-cell table:style-name="ce3">
                <text:p><text:span text:style-name="T2">contains(...): boolean</text:span></text:p>
                <text:p><text:span text:style-name="T2">dragDrop(): boolean</text:span></text:p>
                <text:p><text:span text:style-name="T2">setActive(): void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8" draw:id="id8" draw:layer="layout" svg:width="5.31cm" svg:height="2.511cm" svg:x="1.069cm" svg:y="26.16cm">
          <table:table table:template-name="default" table:use-first-row-styles="true" table:use-banding-rows-styles="true">
            <table:table-column table:style-name="co6"/>
            <table:table-row table:style-name="ro2">
              <table:table-cell table:style-name="ce1">
                <text:p text:style-name="P1"><text:span text:style-name="T1">Text</text:span></text:p>
              </table:table-cell>
            </table:table-row>
            <table:table-row table:style-name="ro3">
              <table:table-cell table:style-name="ce2">
                <text:p><text:span text:style-name="T2">wholeText: string</text:span></text:p>
              </table:table-cell>
            </table:table-row>
            <table:table-row table:style-name="ro7">
              <table:table-cell table:style-name="ce3">
                <text:p><text:span text:style-name="T2">replaceWholeText(...): Text</text:span></text:p>
                <text:p><text:span text:style-name="T2">splitText(...): Tex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3" draw:id="id3" draw:layer="layout" svg:width="5.215cm" svg:height="3.459cm" svg:x="1.072cm" svg:y="22.038cm">
          <table:table table:template-name="default" table:use-first-row-styles="true" table:use-banding-rows-styles="true">
            <table:table-column table:style-name="co7"/>
            <table:table-row table:style-name="ro2">
              <table:table-cell table:style-name="ce1">
                <text:p text:style-name="P1"><text:span text:style-name="T1">Attr</text:span></text:p>
              </table:table-cell>
            </table:table-row>
            <table:table-row table:style-name="ro8">
              <table:table-cell table:style-name="ce2">
                <text:p><text:span text:style-name="T2">name: string;</text:span></text:p>
                <text:p><text:span text:style-name="T2">ownerElement: Element;</text:span></text:p>
                <text:p><text:span text:style-name="T2">specified: boolean;</text:span></text:p>
                <text:p><text:span text:style-name="T2">value: string;</text:span></text:p>
              </table:table-cell>
            </table:table-row>
            <table:table-row table:style-name="ro3">
              <table:table-cell table:style-name="ce3">
                <text:p><text:span text:style-name="T2"><text:s/>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1" draw:text-style-name="P1" draw:layer="layout" svg:x1="5.028cm" svg:y1="9.273cm" svg:x2="5.044cm" svg:y2="7.297cm" draw:start-shape="id1" draw:start-glue-point="0" draw:end-shape="id2" draw:end-glue-point="2" svg:d="m5028 9273v-987h16v-989">
          <text:p/>
        </draw:connector>
        <draw:connector draw:style-name="gr1" draw:text-style-name="P1" draw:layer="layout" draw:line-skew="0.463cm" svg:x1="3.679cm" svg:y1="22.038cm" svg:x2="5.028cm" svg:y2="19.634cm" draw:start-shape="id3" draw:end-shape="id1" draw:end-glue-point="2" svg:d="m3679 22038v-738h1349v-1666">
          <text:p/>
        </draw:connector>
        <draw:connector draw:style-name="gr1" draw:text-style-name="P1" draw:layer="layout" draw:line-skew="0.463cm" svg:x1="9.045cm" svg:y1="22.039cm" svg:x2="5.028cm" svg:y2="19.634cm" draw:start-shape="id4" draw:start-glue-point="0" draw:end-shape="id1" draw:end-glue-point="2" svg:d="m9045 22039v-739h-4017v-1666">
          <text:p/>
        </draw:connector>
        <draw:connector draw:style-name="gr1" draw:text-style-name="P1" draw:layer="layout" draw:line-skew="4.676cm" svg:x1="23.564cm" svg:y1="14.448cm" svg:x2="9.022cm" svg:y2="14.453cm" draw:start-shape="id5" draw:start-glue-point="3" draw:end-shape="id1" draw:end-glue-point="1" svg:d="m23564 14448h-2594v5h-11948">
          <text:p/>
        </draw:connector>
        <draw:connector draw:style-name="gr1" draw:text-style-name="P1" draw:layer="layout" svg:x1="28.095cm" svg:y1="20.737cm" svg:x2="28.096cm" svg:y2="19.155cm" draw:start-shape="id6" draw:end-shape="id5" draw:end-glue-point="2" svg:d="m28095 20737v-790h1v-792">
          <text:p/>
        </draw:connector>
        <draw:connector draw:style-name="gr1" draw:text-style-name="P1" draw:layer="layout" svg:x1="17.213cm" svg:y1="15.91cm" svg:x2="9.022cm" svg:y2="14.453cm" draw:start-shape="id7" draw:start-glue-point="0" draw:end-shape="id1" draw:end-glue-point="1" svg:d="m17213 15910v-1457h-8191">
          <text:p/>
        </draw:connector>
        <draw:connector draw:style-name="gr1" draw:text-style-name="P1" draw:layer="layout" svg:x1="6.379cm" svg:y1="27.415cm" svg:x2="9.045cm" svg:y2="25.912cm" draw:start-shape="id8" draw:start-glue-point="1" draw:end-shape="id4" draw:end-glue-point="2" svg:d="m6379 27415h2666v-1503">
          <text:p/>
        </draw:connector>
        <draw:frame draw:style-name="standard" xml:id="id9" draw:id="id9" draw:layer="layout" svg:width="5.474cm" svg:height="2.037cm" svg:x="35.486cm" svg:y="12.098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HeadElement</text:span></text:p>
              </table:table-cell>
            </table:table-row>
            <table:table-row table:style-name="ro3">
              <table:table-cell table:style-name="ce2">
                <text:p><text:span text:style-name="T2"><text:s/></text:span>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9.svm" xlink:type="simple" xlink:show="embed" xlink:actuate="onLoad"/>
        </draw:frame>
        <draw:frame draw:style-name="standard" xml:id="id10" draw:id="id10" draw:layer="layout" svg:width="5.474cm" svg:height="2.037cm" svg:x="35.509cm" svg:y="14.783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BodyElement</text:span></text:p>
              </table:table-cell>
            </table:table-row>
            <table:table-row table:style-name="ro3">
              <table:table-cell table:style-name="ce2">
                <text:p><text:span text:style-name="T2"><text:s/></text:span>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10.svm" xlink:type="simple" xlink:show="embed" xlink:actuate="onLoad"/>
        </draw:frame>
        <draw:frame draw:style-name="standard" xml:id="id11" draw:id="id11" draw:layer="layout" svg:width="5.474cm" svg:height="2.037cm" svg:x="35.522cm" svg:y="17.664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DivElement</text:span></text:p>
              </table:table-cell>
            </table:table-row>
            <table:table-row table:style-name="ro3">
              <table:table-cell table:style-name="ce2">
                <text:p><text:span text:style-name="T2"><text:s/></text:span>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11.svm" xlink:type="simple" xlink:show="embed" xlink:actuate="onLoad"/>
        </draw:frame>
        <draw:frame draw:style-name="standard" xml:id="id12" draw:id="id12" draw:layer="layout" svg:width="5.474cm" svg:height="3.223cm" svg:x="35.509cm" svg:y="20.513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InputElement</text:span></text:p>
              </table:table-cell>
            </table:table-row>
            <table:table-row table:style-name="ro9">
              <table:table-cell table:style-name="ce2">
                <text:p><text:span text:style-name="T2">name: string</text:span></text:p>
                <text:p><text:span text:style-name="T2">value: string</text:span></text:p>
                <text:p><text:span text:style-name="T2">type: string</text:span></text:p>
              </table:table-cell>
            </table:table-row>
            <table:table-row table:style-name="ro9">
              <table:table-cell table:style-name="ce3">
                <text:p><text:span text:style-name="T2">checkValidity(): boolean </text:span></text:p>
              </table:table-cell>
            </table:table-row>
          </table:table>
          <draw:image xlink:href="Pictures/TablePreview12.svm" xlink:type="simple" xlink:show="embed" xlink:actuate="onLoad"/>
        </draw:frame>
        <draw:connector draw:style-name="gr2" draw:text-style-name="P1" draw:layer="layout" draw:line-skew="0.442cm" svg:x1="35.486cm" svg:y1="13.116cm" svg:x2="32.628cm" svg:y2="24.732cm" draw:start-shape="id9" draw:start-glue-point="3" draw:end-shape="id6" draw:end-glue-point="1" svg:d="m35486 13116h-986v11616h-1872">
          <text:p/>
        </draw:connector>
        <draw:connector draw:style-name="gr2" draw:text-style-name="P1" draw:layer="layout" draw:line-skew="0.429cm" svg:x1="35.509cm" svg:y1="15.801cm" svg:x2="32.628cm" svg:y2="24.732cm" draw:start-shape="id10" draw:start-glue-point="3" draw:end-shape="id6" draw:end-glue-point="1" svg:d="m35509 15801h-1011v8931h-1870">
          <text:p/>
        </draw:connector>
        <draw:connector draw:style-name="gr2" draw:text-style-name="P1" draw:layer="layout" draw:line-skew="0.421cm" svg:x1="35.522cm" svg:y1="18.682cm" svg:x2="32.628cm" svg:y2="24.732cm" draw:start-shape="id11" draw:end-shape="id6" draw:end-glue-point="1" svg:d="m35522 18682h-1025v6050h-1869">
          <text:p/>
        </draw:connector>
        <draw:connector draw:style-name="gr2" draw:text-style-name="P1" draw:layer="layout" draw:line-skew="0.429cm" svg:x1="35.509cm" svg:y1="22.124cm" svg:x2="32.628cm" svg:y2="24.732cm" draw:start-shape="id12" draw:end-shape="id6" draw:end-glue-point="1" svg:d="m35509 22124h-1011v2608h-1870">
          <text:p/>
        </draw:connector>
        <draw:frame draw:style-name="standard" xml:id="id13" draw:id="id13" draw:layer="layout" svg:width="8.268cm" svg:height="2.985cm" svg:x="30.341cm" svg:y="4.131cm">
          <table:table table:template-name="default" table:use-first-row-styles="true" table:use-banding-rows-styles="true">
            <table:table-column table:style-name="co9"/>
            <table:table-row table:style-name="ro2">
              <table:table-cell table:style-name="ce1">
                <text:p text:style-name="P1"><text:span text:style-name="T1">HTMLCanvasElement</text:span></text:p>
              </table:table-cell>
            </table:table-row>
            <table:table-row table:style-name="ro7">
              <table:table-cell table:style-name="ce2">
                <text:p><text:span text:style-name="T2">width: number</text:span></text:p>
                <text:p><text:span text:style-name="T2">height: number</text:span></text:p>
              </table:table-cell>
            </table:table-row>
            <table:table-row table:style-name="ro7">
              <table:table-cell table:style-name="ce3">
                <text:p><text:span text:style-name="T2">getContext(...): CanvasRenderingContext </text:span></text:p>
                <text:p><text:span text:style-name="T2">toDataURL(...): string</text:span></text:p>
              </table:table-cell>
            </table:table-row>
          </table:table>
          <draw:image xlink:href="Pictures/TablePreview13.svm" xlink:type="simple" xlink:show="embed" xlink:actuate="onLoad"/>
        </draw:frame>
        <draw:connector draw:style-name="gr2" draw:text-style-name="P1" draw:layer="layout" svg:x1="34.475cm" svg:y1="7.116cm" svg:x2="32.628cm" svg:y2="24.732cm" draw:start-shape="id13" draw:end-shape="id6" draw:end-glue-point="1" svg:d="m34475 7116v17616h-1847">
          <text:p/>
        </draw:connector>
        <draw:frame draw:style-name="standard" xml:id="id15" draw:id="id15" draw:layer="layout" svg:width="5.474cm" svg:height="3.933cm" svg:x="35.511cm" svg:y="24.768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FormElement</text:span></text:p>
              </table:table-cell>
            </table:table-row>
            <table:table-row table:style-name="ro4">
              <table:table-cell table:style-name="ce2">
                <text:p><text:span text:style-name="T2">name: string</text:span></text:p>
                <text:p><text:span text:style-name="T2">action: string</text:span></text:p>
                <text:p><text:span text:style-name="T2">method: string</text:span></text:p>
              </table:table-cell>
            </table:table-row>
            <table:table-row table:style-name="ro3">
              <table:table-cell table:style-name="ce3">
                <text:p><text:span text:style-name="T2">checkValidity(): boolean</text:span></text:p>
                <text:p><text:span text:style-name="T2">reset() : void</text:span></text:p>
                <text:p><text:span text:style-name="T2">submit() : void <text:s/>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xml:id="id14" draw:id="id14" draw:layer="layout" svg:width="7.883cm" svg:height="0.687cm" svg:x="1.114cm" svg:y="1.113cm">
          <table:table table:template-name="default" table:use-first-row-styles="true" table:use-banding-rows-styles="true">
            <table:table-column table:style-name="co10"/>
            <table:table-row table:style-name="ro2">
              <table:table-cell table:style-name="ce4">
                <text:p text:style-name="P1"><text:span text:style-name="T1">Object</text:span></text:p>
              </table:table-cell>
            </table:table-row>
          </table:table>
          <draw:image xlink:href="Pictures/TablePreview15.svm" xlink:type="simple" xlink:show="embed" xlink:actuate="onLoad"/>
        </draw:frame>
        <draw:connector draw:style-name="gr2" draw:text-style-name="P1" draw:layer="layout" svg:x1="5.044cm" svg:y1="4.312cm" svg:x2="5.055cm" svg:y2="1.8cm" draw:start-shape="id2" draw:start-glue-point="0" draw:end-shape="id14" draw:end-glue-point="2" svg:d="m5044 4312v-1255h11v-1257">
          <text:p/>
        </draw:connector>
        <draw:frame draw:style-name="standard" xml:id="id16" draw:id="id16" draw:layer="layout" svg:width="5.474cm" svg:height="3.459cm" svg:x="35.525cm" svg:y="8.06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ImageElement</text:span></text:p>
              </table:table-cell>
            </table:table-row>
            <table:table-row table:style-name="ro8">
              <table:table-cell table:style-name="ce2">
                <text:p><text:span text:style-name="T2">complete: boolean</text:span></text:p>
                <text:p><text:span text:style-name="T2">width: number</text:span></text:p>
                <text:p><text:span text:style-name="T2">height: number</text:span></text:p>
                <text:p><text:span text:style-name="T2">src: string</text:span></text:p>
              </table:table-cell>
            </table:table-row>
            <table:table-row table:style-name="ro3">
              <table:table-cell table:style-name="ce3">
                <text:p><text:span text:style-name="T2"><text:s/></text:span></text:p>
              </table:table-cell>
            </table:table-row>
          </table:table>
          <draw:image xlink:href="Pictures/TablePreview16.svm" xlink:type="simple" xlink:show="embed" xlink:actuate="onLoad"/>
        </draw:frame>
        <draw:connector draw:style-name="gr1" draw:text-style-name="P1" draw:layer="layout" draw:line-skew="0.428cm" svg:x1="35.511cm" svg:y1="26.734cm" svg:x2="32.628cm" svg:y2="24.732cm" draw:start-shape="id15" draw:start-glue-point="3" draw:end-shape="id6" svg:d="m35511 26734h-1013v-2002h-1870">
          <text:p/>
        </draw:connector>
        <draw:connector draw:style-name="gr1" draw:text-style-name="P1" draw:layer="layout" draw:line-skew="0.419cm" svg:x1="35.525cm" svg:y1="9.789cm" svg:x2="32.628cm" svg:y2="24.732cm" draw:start-shape="id16" draw:end-shape="id6" draw:end-glue-point="1" svg:d="m35525 9789h-1029v14943h-1868">
          <text:p/>
        </draw:connector>
        <draw:frame draw:style-name="gr3" draw:text-style-name="P2" draw:layer="layout" svg:width="4.5cm" svg:height="1.5cm" svg:x="10.5cm" svg:y="11.5cm">
          <draw:image xlink:href="Pictures/2000005D0000234900000C9434EDA1D6.svm" xlink:type="simple" xlink:show="embed" xlink:actuate="onLoad">
            <text:p/>
          </draw:image>
        </draw:frame>
        <draw:frame draw:style-name="gr4" draw:text-style-name="P4" draw:layer="layout" svg:width="10.8cm" svg:height="2.548cm" svg:x="30.2cm" svg:y="1cm">
          <draw:text-box>
            <text:p text:style-name="P3"><text:span text:style-name="T3">DOM - Classhierarchy</text:span></text:p>
            <text:p text:style-name="P3"><text:span text:style-name="T4">Incomplete diagram of a selection of classes, attributes and methods</text:span></text:p>
            <text:p text:style-name="P3"><text:span text:style-name="T4">©2017 Prof. Dipl.-Ing. Jirka R. Dell'Oro-Friedl</text:span></text:p>
            <text:p text:style-name="P3"><text:span text:style-name="T4"/></text:p>
            <text:p text:style-name="P3"><text:span text:style-name="T4">Head: Classname, Middle: Properties/Attributes, Low: Methods</text:span></text:p>
          </draw:text-box>
        </draw:frame>
        <draw:custom-shape draw:style-name="gr5" draw:text-style-name="P1" draw:layer="layout" svg:width="0.906cm" svg:height="0.906cm" draw:transform="rotate (1.5707963267946) translate (32.694cm 25.15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9cm" svg:height="0.9cm" draw:transform="rotate (1.5707963267946) translate (9.1cm 14.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9cm" svg:height="0.9cm" svg:x="4.596cm" svg:y="7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9cm" svg:height="0.9cm" svg:x="4.596cm" svg:y="19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9cm" svg:height="0.9cm" svg:x="8.596cm" svg:y="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xml:id="id17" draw:id="id17" draw:layer="layout" svg:width="5.353cm" svg:height="3.933cm" svg:x="10.065cm" svg:y="1.101cm">
          <table:table table:template-name="default" table:use-first-row-styles="true" table:use-banding-rows-styles="true">
            <table:table-column table:style-name="co11"/>
            <table:table-row table:style-name="ro2">
              <table:table-cell table:style-name="ce5">
                <text:p text:style-name="P1"><text:span text:style-name="T1">Event</text:span></text:p>
              </table:table-cell>
            </table:table-row>
            <table:table-row table:style-name="ro3">
              <table:table-cell table:style-name="ce6">
                <text:p><text:span text:style-name="T2">type: string</text:span></text:p>
                <text:p><text:span text:style-name="T2">target: EventTarget</text:span></text:p>
                <text:p><text:span text:style-name="T2">currentTarget: EventTarget</text:span></text:p>
                <text:p><text:span text:style-name="T2">eventPhase: number</text:span></text:p>
              </table:table-cell>
            </table:table-row>
            <table:table-row table:style-name="ro3">
              <table:table-cell table:style-name="ce7">
                <text:p><text:span text:style-name="T2">preventDefault( ): void</text:span></text:p>
                <text:p><text:span text:style-name="T2">stopPropagation( ): void</text:span></text:p>
              </table:table-cell>
            </table:table-row>
          </table:table>
          <draw:image xlink:href="Pictures/TablePreview17.svm" xlink:type="simple" xlink:show="embed" xlink:actuate="onLoad"/>
        </draw:frame>
        <draw:connector draw:style-name="gr1" draw:text-style-name="P1" draw:layer="layout" svg:x1="10.065cm" svg:y1="3.067cm" svg:x2="5.055cm" svg:y2="1.8cm" draw:start-shape="id17" draw:start-glue-point="3" draw:end-shape="id14" draw:end-glue-point="2" svg:d="m10065 3067h-5010v-1267">
          <text:p/>
        </draw:connector>
        <draw:frame draw:style-name="standard" xml:id="id18" draw:id="id18" draw:layer="layout" svg:width="2.941cm" svg:height="2.511cm" svg:x="11.248cm" svg:y="6.783cm">
          <table:table table:template-name="default" table:use-first-row-styles="true" table:use-banding-rows-styles="true">
            <table:table-column table:style-name="co12"/>
            <table:table-row table:style-name="ro2">
              <table:table-cell table:style-name="ce5">
                <text:p text:style-name="P1"><text:span text:style-name="T1">UIEvent</text:span></text:p>
              </table:table-cell>
            </table:table-row>
            <table:table-row table:style-name="ro3">
              <table:table-cell table:style-name="ce6">
                <text:p><text:span text:style-name="T2">detail: number</text:span></text:p>
                <text:p><text:span text:style-name="T2">view: window</text:span></text:p>
              </table:table-cell>
            </table:table-row>
            <table:table-row table:style-name="ro3">
              <table:table-cell table:style-name="ce7">
                <text:p><text:span text:style-name="T2"><text:s/>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xml:id="id20" draw:id="id20" draw:layer="layout" svg:width="5.92cm" svg:height="3.933cm" svg:x="16.145cm" svg:y="9.083cm">
          <table:table table:template-name="default" table:use-first-row-styles="true" table:use-banding-rows-styles="true">
            <table:table-column table:style-name="co13"/>
            <table:table-row table:style-name="ro2">
              <table:table-cell table:style-name="ce5">
                <text:p text:style-name="P1"><text:span text:style-name="T1">KeyboardEvent</text:span></text:p>
              </table:table-cell>
            </table:table-row>
            <table:table-row table:style-name="ro3">
              <table:table-cell table:style-name="ce6">
                <text:p><text:span text:style-name="T2">key: string</text:span></text:p>
                <text:p><text:span text:style-name="T2">altKey: boolean</text:span></text:p>
                <text:p><text:span text:style-name="T2">ctrlKey: boolean</text:span></text:p>
                <text:p><text:span text:style-name="T2">shiftKey: boolean</text:span></text:p>
                <text:p><text:span text:style-name="T2">repeat: boolean</text:span></text:p>
              </table:table-cell>
            </table:table-row>
            <table:table-row table:style-name="ro3">
              <table:table-cell table:style-name="ce7">
                <text:p><text:span text:style-name="T2">getModifierState(...): boolean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xml:id="id19" draw:id="id19" draw:layer="layout" svg:width="5.92cm" svg:height="5.829cm" svg:x="16.156cm" svg:y="1.098cm">
          <table:table table:template-name="default" table:use-first-row-styles="true" table:use-banding-rows-styles="true">
            <table:table-column table:style-name="co13"/>
            <table:table-row table:style-name="ro2">
              <table:table-cell table:style-name="ce5">
                <text:p text:style-name="P1"><text:span text:style-name="T1">MouseEvent</text:span></text:p>
              </table:table-cell>
            </table:table-row>
            <table:table-row table:style-name="ro3">
              <table:table-cell table:style-name="ce6">
                <text:p><text:span text:style-name="T2">button: number</text:span></text:p>
                <text:p><text:span text:style-name="T2">buttons: number</text:span></text:p>
                <text:p><text:span text:style-name="T2">altKey: boolean</text:span></text:p>
                <text:p><text:span text:style-name="T2">ctrlKey: boolean</text:span></text:p>
                <text:p><text:span text:style-name="T2">shiftKey: boolean</text:span></text:p>
                <text:p><text:span text:style-name="T2">screenX, screenY: number</text:span></text:p>
                <text:p><text:span text:style-name="T2">clientX, clientY: number</text:span></text:p>
                <text:p><text:span text:style-name="T2">movementX: number</text:span></text:p>
                <text:p><text:span text:style-name="T2">movementY: number</text:span></text:p>
              </table:table-cell>
            </table:table-row>
            <table:table-row table:style-name="ro3">
              <table:table-cell table:style-name="ce7">
                <text:p><text:span text:style-name="T2">getModifierState(...): boolean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style-name="gr5" draw:text-style-name="P1" draw:layer="layout" svg:width="0.9cm" svg:height="0.9cm" svg:x="4.596cm" svg:y="1.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xml:id="id21" draw:id="id21" draw:layer="layout" svg:width="5.92cm" svg:height="2.511cm" svg:x="23.539cm" svg:y="1.125cm">
          <table:table table:template-name="default" table:use-first-row-styles="true" table:use-banding-rows-styles="true">
            <table:table-column table:style-name="co13"/>
            <table:table-row table:style-name="ro2">
              <table:table-cell table:style-name="ce5">
                <text:p text:style-name="P1"><text:span text:style-name="T1">TouchEvent</text:span></text:p>
              </table:table-cell>
            </table:table-row>
            <table:table-row table:style-name="ro3">
              <table:table-cell table:style-name="ce6">
                <text:p><text:span text:style-name="T2">touches: TouchList</text:span></text:p>
                <text:p><text:span text:style-name="T2">targetTouches: TouchList</text:span></text:p>
              </table:table-cell>
            </table:table-row>
            <table:table-row table:style-name="ro3">
              <table:table-cell table:style-name="ce7">
                <text:p><text:span text:style-name="T2"><text:s/>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xml:id="id22" draw:id="id22" draw:layer="layout" svg:width="5.904cm" svg:height="3.933cm" svg:x="23.546cm" svg:y="4.666cm">
          <table:table table:template-name="default" table:use-first-row-styles="true" table:use-banding-rows-styles="true">
            <table:table-column table:style-name="co14"/>
            <table:table-row table:style-name="ro2">
              <table:table-cell table:style-name="ce5">
                <text:p text:style-name="P1"><text:span text:style-name="T1">Touch</text:span></text:p>
              </table:table-cell>
            </table:table-row>
            <table:table-row table:style-name="ro3">
              <table:table-cell table:style-name="ce6">
                <text:p><text:span text:style-name="T2">identifier: number</text:span></text:p>
                <text:p><text:span text:style-name="T2">target: EventTarget</text:span></text:p>
                <text:p><text:span text:style-name="T2">screenX, screenY: number</text:span></text:p>
                <text:p><text:span text:style-name="T2">clientX, clientY: number</text:span></text:p>
                <text:p><text:span text:style-name="T2">pageX, pageY: number</text:span></text:p>
              </table:table-cell>
            </table:table-row>
            <table:table-row table:style-name="ro3">
              <table:table-cell table:style-name="ce7">
                <text:p><text:span text:style-name="T2"><text:s/></text:span></text:p>
              </table:table-cell>
            </table:table-row>
          </table:table>
          <draw:image xlink:href="Pictures/TablePreview22.svm" xlink:type="simple" xlink:show="embed" xlink:actuate="onLoad"/>
        </draw:frame>
        <draw:connector draw:style-name="gr1" draw:text-style-name="P1" draw:layer="layout" svg:x1="12.718cm" svg:y1="6.783cm" svg:x2="12.741cm" svg:y2="5.034cm" draw:start-shape="id18" draw:start-glue-point="0" draw:end-shape="id17" draw:end-glue-point="2" svg:d="m12718 6783v-874h23v-875">
          <text:p/>
        </draw:connector>
        <draw:connector draw:style-name="gr6" draw:text-style-name="P1" draw:layer="layout" svg:x1="19.116cm" svg:y1="6.927cm" svg:x2="14.189cm" svg:y2="8.038cm" draw:start-shape="id19" draw:start-glue-point="2" draw:end-shape="id18" draw:end-glue-point="1" svg:d="m19116 6927v1111h-4927">
          <text:p/>
        </draw:connector>
        <draw:connector draw:style-name="gr6" draw:text-style-name="P1" draw:layer="layout" svg:x1="19.105cm" svg:y1="9.083cm" svg:x2="14.189cm" svg:y2="8.038cm" draw:start-shape="id20" draw:start-glue-point="0" draw:end-shape="id18" draw:end-glue-point="1" svg:d="m19105 9083v-1045h-4916">
          <text:p/>
        </draw:connector>
        <draw:connector draw:style-name="gr6" draw:text-style-name="P1" draw:layer="layout" draw:line-skew="4.135cm" svg:x1="23.539cm" svg:y1="2.38cm" svg:x2="14.189cm" svg:y2="8.038cm" draw:start-shape="id21" draw:start-glue-point="3" draw:end-shape="id18" draw:end-glue-point="1" svg:d="m23539 2380h-539v5658h-8811">
          <text:p/>
        </draw:connector>
        <draw:connector draw:style-name="gr7" draw:text-style-name="P1" draw:layer="layout" svg:x1="26.499cm" svg:y1="3.636cm" svg:x2="26.498cm" svg:y2="4.666cm" draw:start-shape="id21" draw:start-glue-point="2" draw:end-shape="id22" draw:end-glue-point="0" svg:d="m26499 3636v516h-1v514">
          <text:p/>
        </draw:connector>
        <draw:custom-shape draw:style-name="gr5" draw:text-style-name="P1" draw:layer="layout" svg:width="0.9cm" svg:height="0.9cm" svg:x="12.258cm" svg:y="5.06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9cm" svg:height="0.9cm" draw:transform="rotate (1.5707963267946) translate (14.3cm 8.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9cm" svg:height="0.9cm" svg:x="27.66cm" svg:y="19.23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ende_20_1" draw:display-name="Linienende 1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7H18M36S</meta:editing-duration>
    <meta:editing-cycles>33</meta:editing-cycles>
    <meta:generator>OpenOffice.org/3.3$Win32 OpenOffice.org_project/330m20$Build-9567</meta:generator>
    <dc:date>2017-04-03T21:31:04.84</dc:date>
    <dc:creator>Jirka Dell'Oro-Friedl</dc:creator>
    <meta:document-statistic meta:object-count="54"/>
  </office:meta>
</office:document-meta>
</file>